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NOTE:<text:tab/></text:p>
      <text:p text:style-name="Standard">The program takes awhile to read in, be </text:p>
      <text:p text:style-name="Standard">patient and the Threshold window will pop-up</text:p>
      <text:p text:style-name="Standard">when the file is finished reading in. </text:p>
      <text:p text:style-name="Standard"/>
      <text:p text:style-name="Standard">------TABLE OF CONTENTS------</text:p>
      <text:p text:style-name="Standard">Entering In The File</text:p>
      <text:p text:style-name="Standard">Entering in Thresholds</text:p>
      <text:p text:style-name="Standard">View Options - File</text:p>
      <text:p text:style-name="Standard">View Options - Events</text:p>
      <text:p text:style-name="Standard">View Options - Daily Events</text:p>
      <text:p text:style-name="Standard">View Options - Statistics</text:p>
      <text:p text:style-name="Standard">Save</text:p>
      <text:p text:style-name="Standard"/>
      <text:p text:style-name="Standard">------ENTERING IN THE FILE------</text:p>
      <text:p text:style-name="Standard"/>
      <text:p text:style-name="Standard">filename.csv:</text:p>
      <text:p text:style-name="Standard">In the bar with the text "filename.csv" click</text:p>
      <text:p text:style-name="Standard">to access the file selection. With the file</text:p>
      <text:p text:style-name="Standard">selection you can find your file and open it.</text:p>
      <text:p text:style-name="Standard">Once you click open you will see the file</text:p>
      <text:p text:style-name="Standard">path replace the text "filename.csv".</text:p>
      <text:p text:style-name="Standard"/>
      <text:p text:style-name="Standard">Format:</text:p>
      <text:p text:style-name="Standard">The format is the type of layout of the file. </text:p>
      <text:p text:style-name="Standard">Enter only the numbers 1-4 into this text field</text:p>
      <text:p text:style-name="Standard">or the program will error/terminate.</text:p>
      <text:p text:style-name="Standard"/>
      <text:p text:style-name="Standard">Depending on how you converted the Actilife </text:p>
      <text:p text:style-name="Standard">data into a CSV file is how you know which</text:p>
      <text:p text:style-name="Standard">format to choose. If you opened the file in</text:p>
      <text:p text:style-name="Standard">Actilife and then converted it, you will use </text:p>
      <text:p text:style-name="Standard">either 1 or 4 depending on if the file is in </text:p>
      <text:p text:style-name="Standard">seconds or minutes. If you did not open the</text:p>
      <text:p text:style-name="Standard">file in Actilife and only used Actilife to </text:p>
      <text:p text:style-name="Standard">convert the file, you will use either 2 or 3.</text:p>
      <text:p text:style-name="Standard"/>
      <text:p text:style-name="Standard">To know which type of file it could be when </text:p>
      <text:p text:style-name="Standard">you were not the user that converted the file,</text:p>
      <text:p text:style-name="Standard">look at the file name.</text:p>
      <text:p text:style-name="Standard">If the file name contains "DataTable", then</text:p>
      <text:p text:style-name="Standard">the file is format 1 or 3. If "DataTable" is</text:p>
      <text:p text:style-name="Standard">not in the file title, then it is format 2 or</text:p>
      <text:p text:style-name="Standard">3.</text:p>
      <text:p text:style-name="Standard"/>
      <text:p text:style-name="Standard">The format choices are as follows:</text:p>
      <text:p text:style-name="Standard">1 - The data is in minute increments.</text:p>
      <text:p text:style-name="Standard">2 - The data is in second increments.</text:p>
      <text:p text:style-name="Standard">3 - Alternate choice for minute increments. </text:p>
      <text:p text:style-name="Standard"><text:soft-page-break/><text:s text:c="4"/>Use this format if entering 1 for the file</text:p>
      <text:p text:style-name="Standard"><text:s text:c="4"/>makes the program crash.</text:p>
      <text:p text:style-name="Standard">4 - Alternate choice for second increments. </text:p>
      <text:p text:style-name="Standard"><text:s text:c="4"/>Use this format if entering 2 for the file</text:p>
      <text:p text:style-name="Standard"><text:s text:c="4"/>makes the program crash.</text:p>
      <text:p text:style-name="Standard"/>
      <text:p text:style-name="Standard">BE PATIENT (Phantom Freeze)</text:p>
      <text:p text:style-name="Standard">The program takes some time to read the file. </text:p>
      <text:p text:style-name="Standard">After closing the window that prompts you </text:p>
      <text:p text:style-name="Standard">about the loading time, the threshold window </text:p>
      <text:p text:style-name="Standard">will pop up within a few minutes. If it takes </text:p>
      <text:p text:style-name="Standard">longer than a few minutes exit the program and </text:p>
      <text:p text:style-name="Standard">try again. If the program continues to do </text:p>
      <text:p text:style-name="Standard">this, try the alternate option of the type of </text:p>
      <text:p text:style-name="Standard">increments the file is. </text:p>
      <text:p text:style-name="Standard">For example, if the number you entered for </text:p>
      <text:p text:style-name="Standard">format was 1 (file is in minute increments)</text:p>
      <text:p text:style-name="Standard">then the alternate format would be 3.</text:p>
      <text:p text:style-name="Standard"/>
      <text:p text:style-name="Standard">------ENTERING IN THRESHOLDS------</text:p>
      <text:p text:style-name="Standard">The starting heart rate threshold must be </text:p>
      <text:p text:style-name="Standard">HIGHER than the ending heart rate tremor.</text:p>
      <text:p text:style-name="Standard">Default thresholds are 120, 100, 5000. </text:p>
      <text:p text:style-name="Standard">These thresholds are what helps the program</text:p>
      <text:p text:style-name="Standard">define a tremor when processing the file.</text:p>
      <text:p text:style-name="Standard"/>
      <text:p text:style-name="Standard">------VIEW OPTIONS - FILE------</text:p>
      <text:p text:style-name="Standard">This is the option to view the raw file that </text:p>
      <text:p text:style-name="Standard">was read in. It gives every min/sec from the </text:p>
      <text:p text:style-name="Standard">device. There is also a save function on this </text:p>
      <text:p text:style-name="Standard">window, Please refer to SAVE section.</text:p>
      <text:p text:style-name="Standard"/>
      <text:p text:style-name="Standard">------VIEW OPTIONS - EVENTS------</text:p>
      <text:p text:style-name="Standard">This is the option to view all tremor events.</text:p>
      <text:p text:style-name="Standard">It gives you information about what is happen</text:p>
      <text:p text:style-name="Standard">during each tremor. There is also a save </text:p>
      <text:p text:style-name="Standard">function on this window, Please refer to SAVE </text:p>
      <text:p text:style-name="Standard">section.</text:p>
      <text:p text:style-name="Standard"/>
      <text:p text:style-name="Standard">------VIEW OPTIONS - DAILY EVENTS------</text:p>
      <text:p text:style-name="Standard">This is the option to view how many tremors </text:p>
      <text:p text:style-name="Standard">happened per day in the file and gives </text:p>
      <text:p text:style-name="Standard">statistics about each day. There is also a </text:p>
      <text:p text:style-name="Standard">save function on this window, Please refer to </text:p>
      <text:p text:style-name="Standard">SAVE section.</text:p>
      <text:p text:style-name="Standard"/>
      <text:p text:style-name="Standard">------VIEW OPTIONS - STATISTICS------</text:p>
      <text:p text:style-name="Standard">This is to view the overall statistics about </text:p>
      <text:p text:style-name="Standard">the file regarding the tremors. This is where</text:p>
      <text:p text:style-name="Standard"><text:soft-page-break/>you see the mean, max, min and other </text:p>
      <text:p text:style-name="Standard">calculations. There is also a save function on</text:p>
      <text:p text:style-name="Standard">this window, Please refer to SAVE section.</text:p>
      <text:p text:style-name="Standard"/>
      <text:p text:style-name="Standard">------SAVE------</text:p>
      <text:p text:style-name="Standard">When ever you save a file using one of the </text:p>
      <text:p text:style-name="Standard">view option windows, it saves using the file</text:p>
      <text:p text:style-name="Standard">selection. Find where you would like to save</text:p>
      <text:p text:style-name="Standard">your file then type what you would like your</text:p>
      <text:p text:style-name="Standard">file to be titled then hit save.</text:p>
      <text:p text:style-name="Standard">You will find your file where you selected to </text:p>
      <text:p text:style-name="Standard">save it. If you forgot to select where to </text:p>
      <text:p text:style-name="Standard">save it, you will find it in your documents </text:p>
      <text:p text:style-name="Standard">folder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rjsten  Blodgett</meta:initial-creator>
    <meta:creation-date>2014-08-07T16:37:58.01</meta:creation-date>
    <meta:document-statistic meta:table-count="0" meta:image-count="0" meta:object-count="0" meta:page-count="3" meta:paragraph-count="99" meta:word-count="673" meta:character-count="3623"/>
    <dc:date>2014-08-07T17:26:16.81</dc:date>
    <dc:creator>Kirjsten  Blodgett</dc:creator>
    <meta:editing-duration>PT3M7S</meta:editing-duration>
    <meta:editing-cycles>1</meta:editing-cycles>
    <meta:generator>OpenOffice.org/3.3$Win32 OpenOffice.org_project/330m20$Build-9567</meta:generator>
  </office:meta>
</office:document-meta>
</file>